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8.69mm"/>
    </style:style>
    <style:style style:name="co2" style:family="table-column">
      <style:table-column-properties fo:break-before="auto" style:column-width="49.64mm"/>
    </style:style>
    <style:style style:name="co3" style:family="table-column">
      <style:table-column-properties fo:break-before="auto" style:column-width="117.92mm"/>
    </style:style>
    <style:style style:name="co4" style:family="table-column">
      <style:table-column-properties fo:break-before="auto" style:column-width="91.9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ext-properties style:font-name="Liberation Sans1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1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Symptoms</text:p>
          </table:table-cell>
          <table:table-cell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Increased thirst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Frequent urination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Extreme hunger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Unexplained weight loss</text:p>
          </table:table-cell>
          <table:table-cell table:style-name="ce15"/>
        </table:table-row>
        <table:table-row table:style-name="ro1">
          <table:table-cell/>
          <table:table-cell table:style-name="ce14"/>
          <table:table-cell table:style-name="ce15" office:value-type="string" calcext:value-type="string">
            <text:p>Fatigue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Irritability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Blurred vision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Slow-healing sores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Frequent infections, such as gums or skin infections</text:p>
          </table:table-cell>
          <table:table-cell table:style-name="ce15"/>
        </table:table-row>
        <table:table-row table:style-name="ro1">
          <table:table-cell office:value-type="string" calcext:value-type="string">
            <text:p>coronary arteriosclerosis^coronary heart disease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a xlink:href="https://www.healthline.com/symptom/chest-pain" xlink:type="simple">chest pain</text:a></text:p>
          </table:table-cell>
          <table:table-cell/>
        </table:table-row>
        <table:table-row table:style-name="ro2">
          <table:table-cell table:number-columns-repeated="2"/>
          <table:table-cell table:style-name="ce15" office:value-type="string" calcext:value-type="string">
            <text:p>feeling of heaviness or tightness, usually in the centre of the chest, which may spread to the arms, neck, jaw, back or stomach.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burning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pain in the<text:a xlink:href="https://www.healthline.com/symptom/arm-pain" xlink:type="simple"> arms</text:a> or <text:a xlink:href="https://www.healthline.com/symptom/shoulder-pain" xlink:type="simple">shoulders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<text:a xlink:href="https://www.healthline.com/symptom/shortness-of-breath" xlink:type="simple">shortness of breath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sweating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<text:a xlink:href="https://www.healthline.com/symptom/dizziness" xlink:type="simple">dizziness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Fatigue</text:p>
          </table:table-cell>
          <table:table-cell/>
        </table:table-row>
        <table:table-row table:style-name="ro1">
          <table:table-cell office:value-type="string" calcext:value-type="string">
            <text:p>pneumonia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Fever 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Sweating or Chills </text:p>
          </table:table-cell>
          <table:table-cell/>
        </table:table-row>
        <table:table-row table:style-name="ro2">
          <table:table-cell table:number-columns-repeated="2"/>
          <table:table-cell table:style-name="ce15" office:value-type="string" calcext:value-type="string">
            <text:p><text:a xlink:href="https://www.healthline.com/symptom/shortness-of-breath" xlink:type="simple">shortness of breath</text:a> that happens while doing normal activities or even while resting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Rapid breathing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A worsening cough that may produce yellow/green or bloody mucus (phlegm) </text:p>
          </table:table-cell>
          <table:table-cell/>
        </table:table-row>
        <table:table-row table:style-name="ro2">
          <table:table-cell table:number-columns-repeated="2"/>
          <table:table-cell table:style-name="ce15" office:value-type="string" calcext:value-type="string">
            <text:p>Chest pain when breathing or coughing – caused by inflammation of the membrane that lines the lungs.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nausea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diarrhea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vomiting</text:p>
          </table:table-cell>
          <table:table-cell/>
        </table:table-row>
        <table:table-row table:style-name="ro1">
          <table:table-cell office:value-type="string" calcext:value-type="string">
            <text:p>asthma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Shortness of breath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Chest tightness or pain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Trouble sleeping caused by shortness of breath, coughing or wheezing</text:p>
          </table:table-cell>
          <table:table-cell table:style-name="ce15"/>
        </table:table-row>
        <table:table-row table:style-name="ro2">
          <table:table-cell table:number-columns-repeated="2"/>
          <table:table-cell table:style-name="ce15" office:value-type="string" calcext:value-type="string">
            <text:p>A whistling or wheezing sound when exhaling (wheezing is a common sign of asthma in children)</text:p>
          </table:table-cell>
          <table:table-cell table:style-name="ce15"/>
        </table:table-row>
        <table:table-row table:style-name="ro2">
          <table:table-cell table:number-columns-repeated="2"/>
          <table:table-cell table:style-name="ce15" office:value-type="string" calcext:value-type="string">
            <text:p>Coughing or wheezing attacks that are worsened by a respiratory virus, such as a cold or the flu</text:p>
          </table:table-cell>
          <table:table-cell table:style-name="ce15"/>
        </table:table-row>
        <table:table-row table:style-name="ro1">
          <table:table-cell office:value-type="string" calcext:value-type="string">
            <text:p>anemia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Fatigue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Weakness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Pale or yellowish skin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Irregular heartbeats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Shortness of breath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Dizziness or lightheadedness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Chest pain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Cold hands and feet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Headaches</text:p>
          </table:table-cell>
          <table:table-cell table:style-name="ce15"/>
        </table:table-row>
        <table:table-row table:style-name="ro1">
          <table:table-cell office:value-type="string" calcext:value-type="string">
            <text:p>hypothyroidism</text:p>
          </table:table-cell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fatigue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depression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constipation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feeling cold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dry skin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weight gain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muscle weakness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decreased sweating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slowed heart rate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pain and stiffness in your joints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dry, thinning hair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fertility difficulties or menstrual changes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hoarseness(abnormal voice changes)</text:p>
          </table:table-cell>
          <table:table-cell table:style-name="ce15"/>
        </table:table-row>
        <table:table-row table:style-name="ro1">
          <table:table-cell office:value-type="string" calcext:value-type="string">
            <text:p>acquired�immuno-deficiency syndrome^HIV^hiv infections</text:p>
          </table:table-cell>
          <table:table-cell office:value-type="float" office:value="7" calcext:value-type="float">
            <text:p>7</text:p>
          </table:table-cell>
          <table:table-cell table:style-name="ce15" office:value-type="string" calcext:value-type="string">
            <text:p>Fever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Headache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Muscle aches and joint pain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Rash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Sore throat and painful mouth sores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Swollen lymph glands, mainly on the neck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Diarrhea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Weight loss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Cough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Night sweats</text:p>
          </table:table-cell>
          <table:table-cell/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8" calcext:value-type="float">
            <text:p>8</text:p>
          </table:table-cell>
          <table:table-cell table:style-name="ce15" office:value-type="string" calcext:value-type="string">
            <text:p>Extreme thirst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Less frequent urination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Dark-colored urine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Fatigue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Dizziness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dry mouth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lethargy</text:p>
          </table:table-cell>
          <table:table-cell table:style-name="ce15"/>
        </table:table-row>
        <table:table-row table:style-name="ro1">
          <table:table-cell office:value-type="string" calcext:value-type="string">
            <text:p>obesity</text:p>
          </table:table-cell>
          <table:table-cell office:value-type="float" office:value="9" calcext:value-type="float">
            <text:p>9</text:p>
          </table:table-cell>
          <table:table-cell table:style-name="ce15" office:value-type="string" calcext:value-type="string">
            <text:p>breathlessness or shortness in breathing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increased sweating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<text:a xlink:href="https://www.healthdirect.gov.au/how-to-stop-snoring" xlink:type="simple">snoring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inability to cope with sudden physical activity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<text:a xlink:href="https://www.healthdirect.gov.au/self-help-tips-to-fight-fatigue" xlink:type="simple">feeling very tired</text:a> every day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<text:a xlink:href="https://www.healthdirect.gov.au/back-pain" xlink:type="simple">back</text:a> and <text:a xlink:href="https://www.healthdirect.gov.au/joint-pain-and-swelling" xlink:type="simple">joint pains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low confidence and <text:a xlink:href="https://www.healthdirect.gov.au/self-esteem" xlink:type="simple">self esteem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<text:a xlink:href="https://www.healthdirect.gov.au/loneliness-isolation-mental-health" xlink:type="simple">feeling isolated</text:a></text:p>
          </table:table-cell>
          <table:table-cell/>
        </table:table-row>
        <table:table-row table:style-name="ro1">
          <table:table-cell office:value-type="string" calcext:value-type="string">
            <text:p>arthritis</text:p>
          </table:table-cell>
          <table:table-cell office:value-type="float" office:value="10" calcext:value-type="float">
            <text:p>10</text:p>
          </table:table-cell>
          <table:table-cell table:style-name="ce15" office:value-type="string" calcext:value-type="string">
            <text:p>Joint Pain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Stiffness at Joint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Swelling at Joint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Redness of skin around joint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Decreased range of mo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el tir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ss of appetite</text:p>
          </table:table-cell>
          <table:table-cell/>
        </table:table-row>
        <table:table-row table:style-name="ro1">
          <table:table-cell office:value-type="string" calcext:value-type="string">
            <text:p>bronchitis</text:p>
          </table:table-cell>
          <table:table-cell office:value-type="float" office:value="11" calcext:value-type="float">
            <text:p>11</text:p>
          </table:table-cell>
          <table:table-cell table:style-name="ce15" office:value-type="string" calcext:value-type="string">
            <text:p>a persistent cough, which may produce yellow grey mucus (phlegm)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wheezing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a low <text:a xlink:href="https://www.medicalnewstoday.com/articles/168266.php" xlink:type="simple">fever</text:a> and chills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a feeling of tightness in the chest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a <text:a xlink:href="https://www.medicalnewstoday.com/articles/155412.php" xlink:type="simple">sore throat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body aches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breathlessness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<text:a xlink:href="https://www.medicalnewstoday.com/articles/73936.php" xlink:type="simple">headaches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a blocked nose and sinuses</text:p>
          </table:table-cell>
          <table:table-cell/>
        </table:table-row>
        <table:table-row table:style-name="ro1">
          <table:table-cell office:value-type="string" calcext:value-type="string">
            <text:p>pancreatitis</text:p>
          </table:table-cell>
          <table:table-cell office:value-type="float" office:value="12" calcext:value-type="float">
            <text:p>12</text:p>
          </table:table-cell>
          <table:table-cell table:style-name="ce15" office:value-type="string" calcext:value-type="string">
            <text:p>Upper abdominal pain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Abdominal pain that feels worse after eating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Fever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Nausea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Vomiting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Losing weight without trying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Oily, smelly stools (steatorrhea)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fast heartbeat</text:p>
          </table:table-cell>
          <table:table-cell/>
        </table:table-row>
        <table:table-row table:style-name="ro1">
          <table:table-cell office:value-type="string" calcext:value-type="string">
            <text:p>ulcer peptic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Burning stomach pain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Feeling of fullness, bloating or belching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Mild Nause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vere vomit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eight lo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dominal pain – intense, localized pa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ss of appetite</text:p>
          </table:table-cell>
          <table:table-cell/>
        </table:table-row>
        <table:table-row table:style-name="ro2">
          <table:table-cell office:value-type="string" calcext:value-type="string">
            <text:p>gastritis</text:p>
          </table:table-cell>
          <table:table-cell office:value-type="float" office:value="14" calcext:value-type="float">
            <text:p>14</text:p>
          </table:table-cell>
          <table:table-cell table:style-name="ce15" office:value-type="string" calcext:value-type="string">
            <text:p>Gnawing or burning ache or pain (indigestion) in your upper abdomen that may become either worse or better with eating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Nausea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Vomiting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A feeling of fullness in your upper abdomen after eating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Abdominal <text:a xlink:href="https://www.webmd.com/digestive-disorders/features/bloated-bloating" xlink:type="simple">bloating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<text:a xlink:href="https://www.webmd.com/pain-management/guide/abdominal-pain-causes-treatments" xlink:type="simple">Abdominal pain</text:a> 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<text:a xlink:href="https://www.medicinenet.com/loss_of_appetite/symptoms.htm" xlink:type="simple">loss of appetite</text:a> and <text:a xlink:href="https://www.medicinenet.com/dyspepsia/article.htm" xlink:type="simple">indigestion</text:a>.</text:p>
          </table:table-cell>
          <table:table-cell/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15" calcext:value-type="float">
            <text:p>15</text:p>
          </table:table-cell>
          <table:table-cell table:style-name="ce15" office:value-type="string" calcext:value-type="string">
            <text:p><text:a xlink:href="https://www.healthline.com/symptom/fatigue" xlink:type="simple">fatigue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<text:a xlink:href="https://www.healthline.com/health/flu-symptoms" xlink:type="simple">flu-like symptoms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<text:a xlink:href="https://www.healthline.com/symptom/dark-urine" xlink:type="simple">dark urine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<text:a xlink:href="https://www.healthline.com/symptom/pale-stools" xlink:type="simple">pale stool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abdominal pain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<text:a xlink:href="https://www.healthline.com/symptom/anorexia" xlink:type="simple">loss of appetite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unexplained weight loss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yellow skin and eyes, which may be signs of <text:a xlink:href="https://www.healthline.com/health/jaundice-yellow-skin" xlink:type="simple">jaundice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fever</text:p>
          </table:table-cell>
          <table:table-cell/>
        </table:table-row>
        <table:table-row table:style-name="ro1">
          <table:table-cell office:value-type="string" calcext:value-type="string">
            <text:p>influenza</text:p>
          </table:table-cell>
          <table:table-cell office:value-type="float" office:value="16" calcext:value-type="float">
            <text:p>16</text:p>
          </table:table-cell>
          <table:table-cell table:style-name="ce15" office:value-type="string" calcext:value-type="string">
            <text:p>headache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aching muscles, especially in your back, arms and legs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fever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chills and sweats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sore throat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dry, persistent cough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weakness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nasal conges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atigue and weakness</text:p>
          </table:table-cell>
          <table:table-cell/>
        </table:table-row>
        <table:table-row table:style-name="ro1">
          <table:table-cell office:value-type="string" calcext:value-type="string">
            <text:p>Tuberculosis</text:p>
          </table:table-cell>
          <table:table-cell office:value-type="float" office:value="17" calcext:value-type="float">
            <text:p>17</text:p>
          </table:table-cell>
          <table:table-cell table:style-name="ce15" office:value-type="string" calcext:value-type="string">
            <text:p>Coughing that lasts three or more weeks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Coughing up blood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Chest pain, or pain with breathing or coughing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Unintentional weight loss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Fatigue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Fever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Night sweats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Chills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Loss of appetite</text:p>
          </table:table-cell>
          <table:table-cell/>
        </table:table-row>
        <table:table-row table:style-name="ro1">
          <table:table-cell office:value-type="string" calcext:value-type="string">
            <text:p>Malaria</text:p>
          </table:table-cell>
          <table:table-cell office:value-type="float" office:value="18" calcext:value-type="float">
            <text:p>18</text:p>
          </table:table-cell>
          <table:table-cell table:style-name="ce15" office:value-type="string" calcext:value-type="string">
            <text:p>Fever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Chills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Headache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Nausea and vomiting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Sweating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abdominal pain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Cough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Generalised weakness 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Intense muscle pain 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Lower back pain, </text:p>
          </table:table-cell>
          <table:table-cell table:style-name="ce15"/>
        </table:table-row>
        <table:table-row table:style-name="ro1">
          <table:table-cell office:value-type="string" calcext:value-type="string">
            <text:p>Dengue</text:p>
          </table:table-cell>
          <table:table-cell office:value-type="float" office:value="19" calcext:value-type="float">
            <text:p>19</text:p>
          </table:table-cell>
          <table:table-cell table:style-name="ce15" office:value-type="string" calcext:value-type="string">
            <text:p>Sudden, <text:a xlink:href="https://www.webmd.com/first-aid/fevers-causes-symptoms-treatments" xlink:type="simple">high fever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Severe <text:a xlink:href="https://www.webmd.com/migraines-headaches/default.htm" xlink:type="simple">headaches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Pain behind the <text:a xlink:href="https://www.webmd.com/eye-health/picture-of-the-eyes" xlink:type="simple">eyes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Severe joint and <text:a xlink:href="https://www.webmd.com/pain-management/guide/myofascial-pain-syndrome" xlink:type="simple">muscle pain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Fatigue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<text:a xlink:href="https://www.webmd.com/children/ss/nausea-vomiting-remedies-treatment" xlink:type="simple">Nausea</text:a> 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<text:a xlink:href="https://www.webmd.com/digestive-disorders/digestive-diseases-nausea-vomiting" xlink:type="simple">Vomiting</text:a> 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<text:a xlink:href="https://www.webmd.com/skin-problems-and-treatments/guide/common-rashes" xlink:type="simple">Skin rash</text:a>, which appears two to five days after the onset of fever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Mild bleeding (such a nose bleed, <text:a xlink:href="https://www.webmd.com/oral-health/guide/gum-problem-basics-sore-swollen-and-bleeding-gums" xlink:type="simple">bleeding gums</text:a>, or easy bruising)</text:p>
          </table:table-cell>
          <table:table-cell/>
        </table:table-row>
        <table:table-row table:style-name="ro1">
          <table:table-cell office:value-type="string" calcext:value-type="string">
            <text:p>Corona Virus</text:p>
          </table:table-cell>
          <table:table-cell office:value-type="float" office:value="20" calcext:value-type="float">
            <text:p>20</text:p>
          </table:table-cell>
          <table:table-cell table:style-name="ce15" office:value-type="string" calcext:value-type="string">
            <text:p>Fever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Coughing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Shortness of breath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Fatigue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Chills, sometimes with shaking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Body aches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Headache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Sore throat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Loss of smell or taste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Nausea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Diarrhea</text:p>
          </table:table-cell>
          <table:table-cell/>
        </table:table-row>
        <table:table-row table:style-name="ro1" table:number-rows-repeated="104840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20:08:05.776053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0T20:10:04.369087714</dc:date>
    <meta:editing-duration>PT18H9M14S</meta:editing-duration>
    <meta:editing-cycles>12</meta:editing-cycles>
    <meta:generator>LibreOffice/6.0.7.3$Linux_X86_64 LibreOffice_project/00m0$Build-3</meta:generator>
    <meta:document-statistic meta:table-count="1" meta:cell-count="217" meta:object-count="0"/>
  </office:meta>
</office:document-meta>
</file>